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13" style:family="table-row">
      <style:table-row-properties style:row-height="1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631cm" fo:break-before="auto" style:use-optimal-row-height="true"/>
    </style:style>
    <style:style style:name="ta13"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4" style:family="table" style:master-page-name="Default">
      <style:table-properties table:display="true" style:writing-mode="lr-tb" tableooo:tab-color="#481d32"/>
    </style:style>
    <style:style style:name="ce23" style:family="table-cell" style:parent-style-name="CalcResult" style:data-style-name="N0"/>
    <style:style style:name="ce24" style:family="table-cell" style:parent-style-name="CalcBoxBottom" style:data-style-name="N0"/>
    <style:style style:name="ce25" style:family="table-cell" style:parent-style-name="CalcColorBox"/>
    <style:style style:name="ce26"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Calc">
      <style:text-properties style:font-name="DejaVu Sans2"/>
    </style:style>
    <style:style style:name="ce48"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Calc">
      <style:text-properties style:font-name-asian="DejaVu Sans" style:font-name-complex="DejaVu Sans"/>
    </style:style>
    <style:style style:name="ce50"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Calc">
      <style:text-properties style:font-name="DejaVu Sans" style:font-name-asian="DejaVu Sans" style:font-name-complex="DejaVu Sans"/>
    </style:style>
    <style:style style:name="ce53" style:family="table-cell" style:parent-style-name="Calc">
      <style:text-properties style:font-name="DejaVu Sans2" style:font-name-asian="DejaVu Sans2" style:font-name-complex="DejaVu Sans2"/>
    </style:style>
    <style:style style:name="ce54" style:family="table-cell" style:parent-style-name="CalcResultScientific">
      <style:text-properties style:font-name="DejaVu Sans3" style:font-name-complex="DejaVu Sans3"/>
    </style:style>
    <style:style style:name="ce55" style:family="table-cell" style:parent-style-name="Calc">
      <style:text-properties style:font-name="DejaVu Sans3" style:font-name-complex="DejaVu Sans3"/>
    </style:style>
    <style:style style:name="ce56" style:family="table-cell" style:parent-style-name="Calc">
      <style:text-properties style:font-name-asian="DejaVu Sans"/>
    </style:style>
    <style:style style:name="ce57" style:family="table-cell" style:parent-style-name="CalcResultScientific">
      <style:text-properties style:font-name="DejaVu Sans3" style:font-name-asian="DejaVu Sans3" style:font-name-complex="DejaVu Sans3"/>
    </style:style>
    <style:style style:name="ce58" style:family="table-cell" style:parent-style-name="CalcResult">
      <style:text-properties style:font-name="DejaVu Sans3" style:font-name-complex="DejaVu Sans3"/>
    </style:style>
    <style:style style:name="ce59" style:family="table-cell" style:parent-style-name="InterimResult" style:data-style-name="N0"/>
    <style:style style:name="ce60" style:family="table-cell" style:parent-style-name="Calc" style:data-style-name="N0"/>
    <style:style style:name="ce21" style:family="table-cell" style:parent-style-name="ConstantRemark" style:data-style-name="N61"/>
    <style:style style:name="ce22" style:family="table-cell" style:parent-style-name="ConstantValue" style:data-style-name="N61"/>
    <style:style style:name="ce28" style:family="table-cell" style:parent-style-name="CalcResult" style:data-style-name="N0"/>
    <style:style style:name="ce29" style:family="table-cell" style:parent-style-name="CalcBoxBottom" style:data-style-name="N0"/>
    <style:style style:name="ce30" style:family="table-cell" style:parent-style-name="CalcColorBox"/>
    <style:style style:name="ce3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Calc">
      <style:text-properties style:font-name="DejaVu Sans2"/>
    </style:style>
    <style:style style:name="ce3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asian="DejaVu Sans" style:font-name-complex="DejaVu Sans"/>
    </style:style>
    <style:style style:name="ce3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Calc">
      <style:text-properties style:font-name="DejaVu Sans" style:font-name-asian="DejaVu Sans" style:font-name-complex="DejaVu Sans"/>
    </style:style>
    <style:style style:name="ce38" style:family="table-cell" style:parent-style-name="Calc">
      <style:text-properties style:font-name="DejaVu Sans2" style:font-name-asian="DejaVu Sans2" style:font-name-complex="DejaVu Sans2"/>
    </style:style>
    <style:style style:name="ce39" style:family="table-cell" style:parent-style-name="CalcResultScientific">
      <style:text-properties style:font-name="DejaVu Sans3" style:font-name-complex="DejaVu Sans3"/>
    </style:style>
    <style:style style:name="ce40" style:family="table-cell" style:parent-style-name="Calc">
      <style:text-properties style:font-name="DejaVu Sans3" style:font-name-complex="DejaVu Sans3"/>
    </style:style>
    <style:style style:name="ce41" style:family="table-cell" style:parent-style-name="Calc">
      <style:text-properties style:font-name-asian="DejaVu Sans"/>
    </style:style>
    <style:style style:name="ce42" style:family="table-cell" style:parent-style-name="CalcResultScientific">
      <style:text-properties style:font-name="DejaVu Sans3" style:font-name-asian="DejaVu Sans3" style:font-name-complex="DejaVu Sans3"/>
    </style:style>
    <style:style style:name="ce43" style:family="table-cell" style:parent-style-name="CalcResult">
      <style:text-properties style:font-name="DejaVu Sans3" style:font-name-complex="DejaVu Sans3"/>
    </style:style>
    <style:style style:name="ce44" style:family="table-cell" style:parent-style-name="InterimResult" style:data-style-name="N0"/>
    <style:style style:name="ce45" style:family="table-cell" style:parent-style-name="Calc" style:data-style-name="N0"/>
    <style:style style:name="T8"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DejaVu Sans"/>
    </style:style>
    <style:style style:name="T4"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5"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6"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DejaVu Sans"/>
    </style:style>
  </office:automatic-styles>
  <office:body>
    <office:spreadsheet>
      <table:calculation-settings table:automatic-find-labels="false" table:use-regular-expressions="false" table:use-wildcards="true"/>
      <table:table table:name="Start"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13">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Constants" table:style-name="ta1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1">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4">Photon distrb. const.</text:span><text:span text:style-name="T5">¹¹</text:span></text:p>
          </table:table-cell>
          <table:table-cell table:style-name="ce22"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2"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2"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2"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style-name="ce21"/>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1"/>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1"/>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1"/>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1"/>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1"/>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e28"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1"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e28"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table-cell table:style-name="ce2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32"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e33"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3"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33"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2"/>
          <table:table-cell table:style-name="ce3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33"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6">×</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e33"/>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3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3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6">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4"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4"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35"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6">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6">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32"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36"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6">×</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32"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32"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7" office:value-type="string" calcext:value-type="string">
            <text:p><text:span text:style-name="T7">× ⊕</text:span></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3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3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4"/>
          <table:table-cell table:style-name="ce32"/>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32" office:value-type="string" calcext:value-type="string">
            <text:p>lux or</text:p>
          </table:table-cell>
          <table:table-cell table:style-name="CalcResult" table:formula="of:=FIXED([.H17]; 2)" office:value-type="string" office:string-value="-12,74" calcext:value-type="string">
            <text:p>-12,74</text:p>
          </table:table-cell>
          <table:table-cell table:style-name="ce3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3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3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3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3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38"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e41"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e3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e3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e3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e39"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table-cell table:style-name="ce40"/>
          <table:table-cell table:style-name="Calc" table:number-columns-repeated="3"/>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e42"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table-cell table:style-name="ce40"/>
          <table:table-cell table:style-name="Calc" table:number-columns-repeated="3"/>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11">×</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11">×</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11">×</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11">×</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11">×</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11">×</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28"/>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32"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6">×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6">×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32"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36"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3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36"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3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e28"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e4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table-cell table:style-name="ce40"/>
          <table:table-cell table:style-name="Calc" table:number-columns-repeated="3"/>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40"/>
          <table:covered-table-cell table:number-columns-repeated="3"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e28" table:formula="of:=FIXED([.G21]; 0)" office:value-type="string" office:string-value="500" calcext:value-type="string">
            <text:p>500</text:p>
          </table:table-cell>
          <table:table-cell table:style-name="Calc" office:value-type="string" calcext:value-type="string">
            <text:p>nm, photon rate peak:</text:p>
          </table:table-cell>
          <table:table-cell table:style-name="ce2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e2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44"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e2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44" table:formula="of:=COM.MICROSOFT.IFS([.C20] &lt; 6000; 0; [.C20] &lt; 6800; ([.C20] - 6000) / 8; [.C20] &lt; 7600; 100; [.C20] &lt; 8400; 100 - (([.C20] - 7600) / 8); [.C20]; 0)" office:value-type="float" office:value="0" calcext:value-type="float">
            <text:p>0</text:p>
          </table:table-cell>
          <table:table-cell table:style-name="ce44"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44"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3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3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3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28" table:formula="of:=COM.MICROSOFT.IFS([.E23] &lt; 10; ROUND([.E23]; 4); [.E23] &lt; 100; ROUND([.E23]; 2); [.E23] &lt; 10^9; FIXED([.E23]; 0); [.E23] &gt;= 10^9; [.E23])" office:value-type="float" office:value="0" calcext:value-type="float">
            <text:p>0</text:p>
          </table:table-cell>
          <table:table-cell table:style-name="ce3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3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e45" office:value-type="string" calcext:value-type="string">
            <text:p>parsec/h =</text:p>
          </table:table-cell>
          <table:table-cell table:style-name="ce28"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table-cell table:style-name="ce2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e28"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e28" table:formula="of:=ROUND([.E29]; 4)" office:value-type="float" office:value="1.1547" calcext:value-type="float">
            <text:p>1,1547</text:p>
          </table:table-cell>
          <table:table-cell table:style-name="ce32"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e28" table:formula="of:=ROUND(1 / [.E29]; 4)" office:value-type="float" office:value="0.866" calcext:value-type="float">
            <text:p>0,866</text:p>
          </table:table-cell>
          <table:table-cell table:style-name="ce32"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style:style style:name="StandardBackground" style:family="table-cell" style:parent-style-name="Default">
      <style:table-cell-properties fo:background-color="#000000" style:diagonal-bl-tr="none" style:diagonal-tl-br="none"/>
      <style:text-properties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8">00.00.0000</text:date>, <text:time style:data-style-name="N2" text:time-value="01:20:45.95004723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9" meta:object-count="0"/>
    <meta:user-defined meta:name="URL">https://github.com/lortordermur/sfcalcsheet</meta:user-defined>
  </office:meta>
</office:document-meta>
</file>